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officeooo:rsid="0001ce05" officeooo:paragraph-rsid="0001ce05"/>
    </style:style>
    <style:style style:name="P2" style:family="paragraph" style:parent-style-name="Text_20_body">
      <style:text-properties officeooo:rsid="0001ce05" officeooo:paragraph-rsid="000338d3"/>
    </style:style>
    <style:style style:name="P3" style:family="paragraph" style:parent-style-name="Heading_20_1">
      <style:text-properties officeooo:rsid="0004d60a" officeooo:paragraph-rsid="0004d60a"/>
    </style:style>
    <style:style style:name="T1" style:family="text">
      <style:text-properties officeooo:rsid="00033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omas Lerchundi</text:p>
      <text:p text:style-name="P2">IMAG </text:p>
      <text:p text:style-name="P2">21 octobre<text:span text:style-name="T1">2015</text:span></text:p>
      <text:p text:style-name="Title"/>
      <text:p text:style-name="Title"/>
      <text:p text:style-name="Title"/>
      <text:p text:style-name="Title">Rapport TP2 BD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" text:outline-level="1"><text:soft-page-break/>JDBC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rchunt </meta:initial-creator>
    <meta:creation-date>2015-10-22T17:51:37.162646724</meta:creation-date>
    <dc:date>2015-10-22T17:53:46.153593970</dc:date>
    <dc:creator>lerchunt </dc:creator>
    <meta:editing-duration>PT1M26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5" meta:word-count="9" meta:character-count="53" meta:non-whitespace-character-count="48"/>
  </office:meta>
</office:document-meta>
</file>